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6729in" style:rel-column-width="2409*"/>
    </style:style>
    <style:style style:name="Table2.B" style:family="table-column">
      <style:table-column-properties style:column-width="1.6736in" style:rel-column-width="2410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le3.D1" style:family="table-cell">
      <style:table-cell-properties fo:padding="0.0382in" fo:border="0.0007in solid #b3b3b3"/>
    </style:style>
    <style:style style:name="Table3.A2" style:family="table-cell">
      <style:table-cell-properties fo:padding="0.0382in" fo:border-left="0.0007in solid #b3b3b3" fo:border-right="none" fo:border-top="none" fo:border-bottom="0.0007in solid #b3b3b3"/>
    </style:style>
    <style:style style:name="Table3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P1" style:family="paragraph" style:parent-style-name="terp_5f_tblheader_5f_General_5f_Centre">
      <style:text-properties style:font-name="DejaVu Sans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5" style:family="paragraph" style:parent-style-name="terp_5f_tblheader_5f_Details_5f_Right">
      <style:paragraph-properties fo:text-align="end" style:justify-single-word="false"/>
      <style:text-properties style:font-name="DejaVu Sans"/>
    </style:style>
    <style:style style:name="P6" style:family="paragraph" style:parent-style-name="terp_5f_default_5f_9">
      <style:text-properties fo:color="#000000" style:font-name="DejaVu Sans"/>
    </style:style>
    <style:style style:name="P7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8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9" style:family="paragraph" style:parent-style-name="terp_5f_header">
      <style:text-properties fo:color="#000000" style:font-name="DejaVu Sans"/>
    </style:style>
    <style:style style:name="P10" style:family="paragraph" style:parent-style-name="terp_5f_default_5f_Bold_5f_9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11" style:family="paragraph" style:parent-style-name="terp_5f_default_5f_Bold_5f_9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2" style:family="paragraph" style:parent-style-name="terp_5f_tblheader_5f_Details">
      <style:text-properties style:font-name="DejaVu Sans"/>
    </style:style>
    <style:style style:name="P13" style:family="paragraph" style:parent-style-name="terp_5f_tblheader_5f_Details_5f_Centre">
      <style:paragraph-properties fo:text-align="center" style:justify-single-word="false"/>
      <style:text-properties style:font-name="DejaVu Sans"/>
    </style:style>
    <style:style style:name="P14" style:family="paragraph" style:parent-style-name="terp_5f_default_5f_8">
      <style:text-properties fo:color="#000000" style:font-name="DejaVu Sans"/>
    </style:style>
    <style:style style:name="P15" style:family="paragraph" style:parent-style-name="terp_5f_default_5f_8">
      <style:text-properties style:font-name="DejaVu Sans" fo:font-size="9pt" style:font-size-asian="7.84999990463257pt" style:font-size-complex="9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4"><text:text-input text:description="&lt;o.address_id.partner_id.company_ext&gt;">picking.address_id.partner_id.company_ext</text:text-input></text:p>
      <text:p text:style-name="P14"><text:text-input text:description="&lt;o.address_id.partner_id.department_company_ext&gt;">picking.address_id.partner_id.department_company_ext</text:text-input></text:p>
      <text:p text:style-name="P14"><text:text-input text:description="&lt;o.address_id.title.name&gt;">picking.address_id.title.name</text:text-input> <text:text-input text:description="&lt;o.address_id.prename&gt;">picking.address_id.prename</text:text-input> <text:text-input text:description="&lt;o.address_id.name&gt;">picking.address_id.name</text:text-input></text:p>
      <text:p text:style-name="P14"><text:text-input text:description="&lt;o.address_id.street&gt;">picking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4"><text:text-input text:description="&lt;o.address_id.zip&gt;">o.address_id.zip</text:text-input></text:p>
      <text:p text:style-name="P14"><text:text-input text:description="&lt;o.address_id.city&gt;">&lt;o.address_id.city&gt;</text:text-input></text:p>
      <text:p text:style-name="P14"/>
      <text:p text:style-name="P14"/>
      <text:p text:style-name="P9"><text:text-input text:description="&lt;_(&quot;Packing List:&quot;)&gt;">Packing List:</text:text-input> <text:text-input text:description="&lt;o.name&gt;">picking.name</text:text-input></text:p>
      <text:p text:style-name="P9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"><text:text-input text:description="&lt;_(&quot;Order(Origin)&quot;)&gt;">&lt;_("Order(Origin)")&gt;</text:text-input></text:p>
          </table:table-cell>
          <table:table-cell table:style-name="Table3.A1" office:value-type="string">
            <text:p text:style-name="P1"><text:text-input text:description="&lt;_(&quot;Recipient&quot;)&gt;">Recipient</text:text-input></text:p>
          </table:table-cell>
          <table:table-cell table:style-name="Table3.A1" office:value-type="string">
            <text:p text:style-name="P1"><text:text-input text:description="&lt;_(&quot;Expected Shipping Date&quot;)&gt;">Expected Shipping Date </text:text-input></text:p>
          </table:table-cell>
          <table:table-cell table:style-name="Table3.D1" office:value-type="string">
            <text:p text:style-name="P1"><text:text-input text:description="&lt;_(&quot;Prepared by:&quot;)&gt;">Prepared by:</text:text-input></text:p>
          </table:table-cell>
        </table:table-row>
        <table:table-row>
          <table:table-cell table:style-name="Table3.A2" office:value-type="string">
            <text:p text:style-name="P3"><text:text-input text:description="&lt;o.client_order_ref&gt;">picking.client_order_ref</text:text-input></text:p>
          </table:table-cell>
          <table:table-cell table:style-name="Table3.A2" office:value-type="string">
            <text:p text:style-name="P3"><text:text-input text:description="&lt;o.address_id.title.name&gt;">picking.address_id.title.name</text:text-input></text:p>
          </table:table-cell>
          <table:table-cell table:style-name="Table3.A2" office:value-type="string">
            <text:p text:style-name="P3"><text:text-input text:description="&lt;if test=&quot;o.date&quot;&gt;">&lt;if test="picking.date"&gt;</text:text-input><text:text-input text:description="&lt;o.date&gt;">&lt;picking.date&gt;</text:text-input><text:text-input text:description="&lt;/if&gt;">&lt;/if&gt;</text:text-input></text:p>
          </table:table-cell>
          <table:table-cell table:style-name="Table3.D2" office:value-type="string">
            <text:p text:style-name="P3"><text:text-input text:description="&lt;o.write_uid.name or o.create_uid.name&gt;">picking.write_uid.name or picking.create_uid.name&gt;</text:text-input></text:p>
          </table:table-cell>
        </table:table-row>
      </table:table>
      <text:p text:style-name="P9"/>
      <text:p text:style-name="P6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12"><text:text-input text:description="&lt;_(&quot;Manufacturer&quot;)&gt;">Manufacturer</text:text-input></text:p>
          </table:table-cell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Lot&quot;)&gt;">Lot</text:text-input></text:p>
          </table:table-cell>
          <table:table-cell table:style-name="Table2.A1" office:value-type="string">
            <text:p text:style-name="P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2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<text:text-input text:description="&lt;formatLang(move_lines.product_qty, digits=0)&gt;"/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table:number-columns-spanned="4" office:value-type="string">
            <text:p text:style-name="P11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<text:text-input text:description="&lt;formatLang(move_lines.product_qty, digits=0)&gt;"/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0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7-20T01:23:59</dc:date>
    <meta:editing-cycles>528</meta:editing-cycles>
    <meta:editing-duration>P2DT3H27M3S</meta:editing-duration>
    <meta:document-statistic meta:table-count="2" meta:image-count="0" meta:object-count="0" meta:page-count="1" meta:paragraph-count="39" meta:word-count="118" meta:character-count="1601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